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3A000004220000018FAD65FE65.svm" manifest:media-type=""/>
  <manifest:file-entry manifest:full-path="Pictures/2000004A000004FF000001623978F2AB.svm" manifest:media-type=""/>
  <manifest:file-entry manifest:full-path="Pictures/200000420000055900000162A2B5B78E.svm" manifest:media-type=""/>
  <manifest:file-entry manifest:full-path="Pictures/200000420000071D00000193A0B62A29.svm" manifest:media-type=""/>
  <manifest:file-entry manifest:full-path="Pictures/200000420000053F0000016236510194.svm" manifest:media-type=""/>
  <manifest:file-entry manifest:full-path="Pictures/2000005200000A41000001602FED7833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svg:stroke-color="#800000" draw:marker-start-width="0.427cm" draw:marker-end-width="0.427cm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TexMathsArgs="28§latex§\nabla J  = \lambda^T H_{v} + J_{v} 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32§display§H_{x}^T \lambda = -J_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TexMathsArgs="28§display§O(|x|D_x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28§display§O(|x|^3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TexMathsArgs="28§display§O(|x||v|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28§display§O(|v|D_v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1.905cm" svg:x="4.175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382cm" svg:height="1.905cm" svg:x="1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7.347cm" svg:height="0.983cm" svg:x="1.527cm" svg:y="1.889cm">
          <draw:image xlink:href="Pictures/2000005200000A41000001602FED7833.svm" xlink:type="simple" xlink:show="embed" xlink:actuate="onLoad">
            <text:p/>
          </draw:image>
        </draw:frame>
        <draw:frame draw:style-name="gr3" draw:text-style-name="P1" draw:layer="layout" svg:width="5.824cm" svg:height="1.286cm" svg:x="1.907cm" svg:y="4.048cm">
          <draw:image xlink:href="Pictures/200000420000071D00000193A0B62A29.svm" xlink:type="simple" xlink:show="embed" xlink:actuate="onLoad">
            <text:p/>
          </draw:image>
        </draw:frame>
        <draw:line draw:style-name="gr4" draw:text-style-name="P1" draw:layer="layout" svg:x1="10.271cm" svg:y1="5.445cm" svg:x2="9.509cm" svg:y2="4.683cm">
          <text:p/>
        </draw:line>
        <draw:frame draw:style-name="gr5" draw:text-style-name="P1" draw:layer="layout" svg:width="3.83cm" svg:height="0.988cm" svg:x="9.616cm" svg:y="6.616cm">
          <draw:image xlink:href="Pictures/200000420000055900000162A2B5B78E.svm" xlink:type="simple" xlink:show="embed" xlink:actuate="onLoad">
            <text:p/>
          </draw:image>
        </draw:frame>
        <draw:line draw:style-name="gr4" draw:text-style-name="P1" draw:layer="layout" svg:x1="9.763cm" svg:y1="3.667cm" svg:x2="6.969cm" svg:y2="3.032cm">
          <text:p/>
        </draw:line>
        <draw:frame draw:style-name="gr6" draw:text-style-name="P1" draw:layer="layout" svg:width="2.96cm" svg:height="1.114cm" svg:x="9.616cm" svg:y="5.473cm">
          <draw:image xlink:href="Pictures/2000003A000004220000018FAD65FE65.svm" xlink:type="simple" xlink:show="embed" xlink:actuate="onLoad">
            <text:p/>
          </draw:image>
        </draw:frame>
        <draw:line draw:style-name="gr7" draw:text-style-name="P1" draw:layer="layout" svg:x1="13.065cm" svg:y1="5.318cm" svg:x2="9.128cm" svg:y2="6.461cm">
          <text:p/>
        </draw:line>
        <draw:line draw:style-name="gr7" draw:text-style-name="P1" draw:layer="layout" svg:x1="13.065cm" svg:y1="6.461cm" svg:x2="9.128cm" svg:y2="5.318cm">
          <text:p/>
        </draw:line>
        <draw:line draw:style-name="gr7" draw:text-style-name="P1" draw:layer="layout" svg:x1="13.446cm" svg:y1="2.016cm" svg:x2="9.509cm" svg:y2="3.159cm">
          <text:p/>
        </draw:line>
        <draw:line draw:style-name="gr7" draw:text-style-name="P1" draw:layer="layout" svg:x1="13.446cm" svg:y1="3.159cm" svg:x2="9.509cm" svg:y2="2.016cm">
          <text:p/>
        </draw:line>
        <draw:frame draw:style-name="gr8" draw:text-style-name="P1" draw:layer="layout" svg:width="3.578cm" svg:height="0.988cm" svg:x="9.997cm" svg:y="2.171cm">
          <draw:image xlink:href="Pictures/2000004A000004FF000001623978F2AB.svm" xlink:type="simple" xlink:show="embed" xlink:actuate="onLoad">
            <text:p/>
          </draw:image>
        </draw:frame>
        <draw:frame draw:style-name="gr9" draw:text-style-name="P1" draw:layer="layout" svg:width="3.755cm" svg:height="0.988cm" svg:x="9.997cm" svg:y="3.314cm">
          <draw:image xlink:href="Pictures/200000420000053F000001623651019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4-11T10:32:08</meta:creation-date>
    <dc:date>2013-04-11T10:40:06</dc:date>
    <dc:creator>Jack Reilly</dc:creator>
    <meta:editing-duration>P0D</meta:editing-duration>
    <meta:editing-cycles>1</meta:editing-cycles>
    <meta:document-statistic meta:object-count="14"/>
    <meta:generator>LibreOffice/3.6$MacOSX_x86 LibreOffice_project/2ef5aff-a6fb0ff-166bdff-cf087ad-0f1389</meta:generator>
  </office:meta>
</office:document-meta>
</file>